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904cm"/>
    </style:style>
    <style:style style:name="gr6" style:family="graphic" style:parent-style-name="standard">
      <style:graphic-properties draw:stroke="none" svg:stroke-color="#000000" draw:fill="none" draw:fill-color="#ffffff" fo:min-height="1.0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text-align="center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The 7 C's &amp; 2 Step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9.779cm" svg:height="2.794cm" svg:x="8.104cm" svg:y="21.998cm">
            <text:p text:style-name="P1"><text:span text:style-name="T2">Consistenc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779cm" svg:height="2.794cm" svg:x="8.104cm" svg:y="14.419cm">
            <text:p text:style-name="P1"><text:span text:style-name="T2">Comprehensio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779cm" svg:height="2.794cm" svg:x="8.104cm" svg:y="18.229cm">
            <text:p text:style-name="P1"><text:span text:style-name="T2">Consciousness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6.891cm" svg:height="13.986cm" svg:x="4.537cm" svg:y="12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3" draw:layer="layout" svg:width="12.954cm" svg:height="1.28cm" svg:x="6.469cm" svg:y="11.452cm">
              <draw:text-box>
                <text:p text:style-name="P3"><text:span text:style-name="T2">Step 1</text:span></text:p>
              </draw:text-box>
            </draw:frame>
          </draw:g>
        </draw:g>
        <draw:g>
          <draw:custom-shape draw:style-name="gr3" draw:text-style-name="P3" draw:layer="layout" svg:width="9.779cm" svg:height="2.794cm" svg:x="40.716cm" svg:y="13.338cm">
            <text:p text:style-name="P1"><text:span text:style-name="T2">Contex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779cm" svg:height="2.794cm" svg:x="40.716cm" svg:y="23.498cm">
            <text:p text:style-name="P1"><text:span text:style-name="T2">Cons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779cm" svg:height="2.794cm" svg:x="40.716cm" svg:y="20.069cm">
            <text:p text:style-name="P1"><text:span text:style-name="T2">Choic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9.779cm" svg:height="2.794cm" svg:x="40.716cm" svg:y="16.767cm">
            <text:p text:style-name="P1"><text:span text:style-name="T2">Confinement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16.891cm" svg:height="16.324cm" svg:x="37.014cm" svg:y="11.4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3" draw:layer="layout" svg:width="12.954cm" svg:height="1.347cm" svg:x="38.946cm" svg:y="9.963cm">
              <draw:text-box>
                <text:p text:style-name="P3"><text:span text:style-name="T2">Step 2</text:span></text:p>
              </draw:text-box>
            </draw:frame>
          </draw:g>
        </draw:g>
        <draw:custom-shape draw:style-name="gr3" draw:text-style-name="P5" draw:layer="layout" svg:width="11.811cm" svg:height="5.461cm" svg:x="23.479cm" svg:y="16.875cm">
          <text:p text:style-name="P4"><text:span text:style-name="T3">enables/enhanc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08-10T16:08:35.270002659</dc:date>
    <dc:creator>darjeeling </dc:creator>
    <meta:editing-duration>PT28M49S</meta:editing-duration>
    <meta:editing-cycles>10</meta:editing-cycles>
    <meta:generator>LibreOffice/4.2.4.2$Linux_X86_64 LibreOffice_project/420m0$Build-2</meta:generator>
    <meta:document-statistic meta:object-count="19"/>
  </office:meta>
</office:document-meta>
</file>